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2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Standard">
      <style:text-properties style:font-name="Cambria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4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3cm" svg:height="0.9cm" draw:z-index="0"><draw:image xlink:href="../../odt/images/0089.png" xlink:type="simple" xlink:show="embed" xlink:actuate="onLoad"/></draw:frame></text:p>
          </table:table-cell>
          <table:table-cell table:style-name="Table1.B1" office:value-type="string">
            <text:h text:style-name="P9" text:outline-level="1">Ключ<text:span text:style-name="T1">-7(t)</text:span>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75cm" svg:height="1.24cm" draw:z-index="1"><draw:image xlink:href="../../odt/images/0089_in_scheme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функцию управляемого ключа по алгоритму:</text:p>
            <text:p text:style-name="P5"><draw:frame draw:style-name="fr3" draw:name="Объект1" text:anchor-type="as-char" svg:width="6.228cm" svg:height="1.39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7">где</text:span><text:span text:style-name="T7"><draw:frame draw:style-name="fr3" draw:name="Объект2" text:anchor-type="as-char" svg:width="2.693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вектор</text:span><text:span text:style-name="T5">ы</text:span><text:span text:style-name="T7"> </text:span><text:span text:style-name="T7">сигналов на 1-ом и 2-ом входном порте;</text:span></text:p>
            <text:p text:style-name="P2"><text:span text:style-name="T7"><draw:frame draw:style-name="fr3" draw:name="Объект3" text:anchor-type="as-char" svg:width="1.087cm" svg:height="0.564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вектор </text:span><text:span text:style-name="T5">выходных сигналов</text:span><text:span text:style-name="T7">;</text:span></text:p>
            <text:p text:style-name="P2"><text:span text:style-name="T7"><draw:frame draw:style-name="fr3" draw:name="Объект10" text:anchor-type="as-char" svg:width="0.7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– вектор </text:span><text:span text:style-name="T5">времен перекоммутации входов с выходом блока.</text:span></text:p>
            <text:p text:style-name="P2"><text:span text:style-name="T6">Свойства</text:span>:</text:p>
            <text:list xml:id="list6313336107572301594" text:style-name="L1">
              <text:list-item>
                <text:p text:style-name="P6"><text:span text:style-name="T5">Значения уставок – вектор</text:span><text:span text:style-name="T5"><draw:frame draw:style-name="fr3" draw:name="Объект4" text:anchor-type="as-char" svg:width="0.7cm" svg:height="0.62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.</text:span></text:p>
              </text:list-item>
            </text:list>
            <text:p text:style-name="P2"><text:span text:style-name="T6">Примечания</text:span>:</text:p>
            <text:list xml:id="list9133445851085030963" text:style-name="L2">
              <text:list-item>
                <text:p text:style-name="P4">По умолчанию блок формирует <text:span text:style-name="T8">скалярный</text:span> выходной сигнал.</text:p>
              </text:list-item>
              <text:list-item>
                <text:p text:style-name="P7"><text:span text:style-name="T2">Именованные свойства </text:span><text:span text:style-name="T10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9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0">или как </text:span><text:span text:style-name="T9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7(t)</dc:title>
    <dc:date>2014-12-01T11:16:56.70</dc:date>
    <meta:generator>OpenOffice/4.1.1$Win32 OpenOffice.org_project/411m6$Build-9775</meta:generator>
    <meta:editing-duration>PT6H40M51S</meta:editing-duration>
    <meta:editing-cycles>154</meta:editing-cycles>
    <meta:document-statistic meta:table-count="1" meta:image-count="2" meta:object-count="5" meta:page-count="1" meta:paragraph-count="16" meta:word-count="90" meta:character-count="60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row>
                        <mn>1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row>
                        <mn>2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u_{1,i}(t), ~ если ~ t &lt; T_{0,i}, #
alignl  u_{2,i}(t), ~ если ~ t &gt;= T_{0,i};
}  right none
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